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Abstract">
      <style:text-properties officeooo:rsid="001e55d4" officeooo:paragraph-rsid="001e55d4"/>
    </style:style>
    <style:style style:name="P2" style:family="paragraph" style:parent-style-name="Text_20_body">
      <style:text-properties officeooo:rsid="001e819b" officeooo:paragraph-rsid="001e819b"/>
    </style:style>
    <style:style style:name="P3" style:family="paragraph" style:parent-style-name="Authors">
      <style:text-properties officeooo:rsid="000ed748" officeooo:paragraph-rsid="00227c40"/>
    </style:style>
    <style:style style:name="P4" style:family="paragraph" style:parent-style-name="Authors">
      <style:paragraph-properties fo:break-before="page"/>
      <style:text-properties officeooo:paragraph-rsid="00227c40"/>
    </style:style>
    <style:style style:name="P5" style:family="paragraph" style:parent-style-name="Subtitle">
      <style:text-properties officeooo:rsid="000ed748" officeooo:paragraph-rsid="00227c40"/>
    </style:style>
    <style:style style:name="P6" style:family="paragraph" style:parent-style-name="Title">
      <style:text-properties officeooo:paragraph-rsid="00227c40"/>
    </style:style>
    <style:style style:name="P7" style:family="paragraph" style:parent-style-name="Title">
      <style:text-properties officeooo:rsid="000ed748" officeooo:paragraph-rsid="00227c4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preamble">
        <text:p text:style-name="P7"><text:bookmark text:name="preamble"/>{book.title}</text:p>
        <text:p text:style-name="P5">{book.subtitle}</text:p>
        <text:p text:style-name="P3">{book.author}</text:p>
        <text:p text:style-name="P3">{book.keywords}</text:p>
        <text:p text:style-name="P4"/>
      </text:section>
      <text:p text:style-name="P6"><text:bookmark text:name="body"/>{title}</text:p>
      <text:p text:style-name="Subtitle">{subtitle}</text:p>
      <text:p text:style-name="Authors">{authors}</text:p>
      <text:p text:style-name="Abstract">{@abstract}</text:p>
      <text:p text:style-name="P1">{keywords}</text:p>
      <text:p text:style-name="Text_20_body">{@body}</text:p>
      <text:p text:style-name="P2">{@bibliography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bstract" style:family="paragraph" style:parent-style-name="Text_20_body">
      <style:paragraph-properties fo:margin-left="0.5in" fo:margin-right="0in" fo:text-indent="0in" style:auto-text-indent="false"/>
      <style:text-properties fo:font-size="10pt" style:font-size-asian="10.5pt"/>
    </style:style>
    <style:style style:name="Authors" style:family="paragraph" style:parent-style-name="Text_20_body" style:auto-update="true">
      <style:paragraph-properties fo:text-align="center" style:justify-single-word="false"/>
      <style:text-properties fo:font-size="10.5pt" fo:font-style="italic" style:font-size-asian="10.5pt"/>
    </style:style>
    <style:style style:name="Bibliography" style:family="paragraph" style:parent-style-name="Text_20_body" style:auto-update="true"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nes Wilm</meta:initial-creator>
    <meta:creation-date>2016-10-02T23:14:09.705893075</meta:creation-date>
    <dc:date>2024-09-19T23:26:36.050988943</dc:date>
    <meta:editing-duration>PT9M54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2" meta:paragraph-count="11" meta:word-count="11" meta:character-count="124" meta:non-whitespace-character-count="124"/>
  </office:meta>
</office:document-meta>
</file>